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28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2.2547in"/>
    </style:style>
    <style:style style:name="co5" style:family="table-column">
      <style:table-column-properties fo:break-before="auto" style:column-width="4.2311in"/>
    </style:style>
    <style:style style:name="co6" style:family="table-column">
      <style:table-column-properties fo:break-before="auto" style:column-width="4.1492in"/>
    </style:style>
    <style:style style:name="co7" style:family="table-column">
      <style:table-column-properties fo:break-before="auto" style:column-width="3.1626in"/>
    </style:style>
    <style:style style:name="co8" style:family="table-column">
      <style:table-column-properties fo:break-before="auto" style:column-width="2.198in"/>
    </style:style>
    <style:style style:name="co9" style:family="table-column">
      <style:table-column-properties fo:break-before="auto" style:column-width="2.8626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2.2618in"/>
    </style:style>
    <style:style style:name="co12" style:family="table-column">
      <style:table-column-properties fo:break-before="auto" style:column-width="3.3661in"/>
    </style:style>
    <style:style style:name="co13" style:family="table-column">
      <style:table-column-properties fo:break-before="auto" style:column-width="1.2008in"/>
    </style:style>
    <style:style style:name="co14" style:family="table-column">
      <style:table-column-properties fo:break-before="auto" style:column-width="0.9429in"/>
    </style:style>
    <style:style style:name="co15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2" style:family="table-cell" style:parent-style-name="Default">
      <style:text-properties style:font-name="Liberation Sans" style:font-name-asian="Noto Sans CJK SC Regular" style:font-name-complex="FreeSans"/>
    </style:style>
    <style:style style:name="ce13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8" style:family="table-cell" style:parent-style-name="Default" style:data-style-name="N36">
      <style:text-properties fo:font-size="12pt" style:font-size-asian="12pt" style:font-size-complex="12pt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7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0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0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0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0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27" office:value-type="date" office:date-value="2022-06-14" calcext:value-type="date">
            <text:p>06/14/202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27" office:value-type="date" office:date-value="2022-06-14" calcext:value-type="date">
            <text:p>06/14/20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02-25" calcext:value-type="date">
            <text:p>02/25/202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10-14" calcext:value-type="date">
            <text:p>10/14/202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1-01" calcext:value-type="date">
            <text:p>01/01/2022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2-01" calcext:value-type="date">
            <text:p>02/01/2022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3-01" calcext:value-type="date">
            <text:p>03/01/2022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4-01" calcext:value-type="date">
            <text:p>04/01/2022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5-01" calcext:value-type="date">
            <text:p>05/01/2022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6-01" calcext:value-type="date">
            <text:p>06/01/2022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7-01" calcext:value-type="date">
            <text:p>07/01/2022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8-01" calcext:value-type="date">
            <text:p>08/01/2022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9-01" calcext:value-type="date">
            <text:p>09/01/2022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0-01" calcext:value-type="date">
            <text:p>10/01/2022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1-01" calcext:value-type="date">
            <text:p>11/01/2022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2-01" calcext:value-type="date">
            <text:p>12/01/2022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7" office:value-type="date" office:date-value="2022-02-18" calcext:value-type="date">
            <text:p>02/18/202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1-08" calcext:value-type="date">
            <text:p>01/08/2022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2-09" calcext:value-type="date">
            <text:p>02/09/2022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3-31" calcext:value-type="date">
            <text:p>03/31/202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4-30" calcext:value-type="date">
            <text:p>04/30/2022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5-15" calcext:value-type="date">
            <text:p>05/15/2022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6-15" calcext:value-type="date">
            <text:p>06/15/2022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7-19" calcext:value-type="date">
            <text:p>07/19/2022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9-03" calcext:value-type="date">
            <text:p>09/03/2022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0-15" calcext:value-type="date">
            <text:p>10/15/2022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2-06" calcext:value-type="date">
            <text:p>12/06/2022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27" office:value-type="date" office:date-value="2022-09-01" calcext:value-type="date">
            <text:p>09/01/2022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27" office:value-type="date" office:date-value="2022-09-22" calcext:value-type="date">
            <text:p>09/22/20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02" calcext:value-type="date">
            <text:p>11/02/202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30" calcext:value-type="date">
            <text:p>11/30/2022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27" office:value-type="date" office:date-value="2022-11-01" calcext:value-type="date">
            <text:p>11/01/2022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27" office:value-type="date" office:date-value="2022-01-25" calcext:value-type="date">
            <text:p>01/25/202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27" office:value-type="date" office:date-value="2022-01-24" calcext:value-type="date">
            <text:p>01/24/2022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1-24" calcext:value-type="date">
            <text:p>01/24/20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27" office:value-type="date" office:date-value="2022-02-07" calcext:value-type="date">
            <text:p>02/07/2022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27" office:value-type="date" office:date-value="2022-01-29" calcext:value-type="date">
            <text:p>01/29/2022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27" office:value-type="date" office:date-value="2022-01-27" calcext:value-type="date">
            <text:p>01/27/2022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27" office:value-type="date" office:date-value="2022-03-05" calcext:value-type="date">
            <text:p>03/05/2022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27" office:value-type="date" office:date-value="2022-02-26" calcext:value-type="date">
            <text:p>02/26/202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3" calcext:value-type="date">
            <text:p>03/23/2022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27" office:value-type="date" office:date-value="2022-03-08" calcext:value-type="date">
            <text:p>03/08/2022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4-01" calcext:value-type="date">
            <text:p>04/01/2022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5-26" calcext:value-type="date">
            <text:p>05/26/2022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27" office:value-type="date" office:date-value="2022-04-16" calcext:value-type="date">
            <text:p>04/16/2022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7" calcext:value-type="date">
            <text:p>03/27/202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27" office:value-type="date" office:date-value="2022-05-29" calcext:value-type="date">
            <text:p>05/29/2022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27" office:value-type="date" office:date-value="2022-08-04" calcext:value-type="date">
            <text:p>08/04/2022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27" office:value-type="date" office:date-value="2022-08-22" calcext:value-type="date">
            <text:p>08/22/20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table:style-name="ce27" office:value-type="date" office:date-value="2022-09-01" calcext:value-type="date">
            <text:p>09/01/2022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table:style-name="ce27" office:value-type="date" office:date-value="2022-09-03" calcext:value-type="date">
            <text:p>09/03/2022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27" office:value-type="date" office:date-value="2022-10-23" calcext:value-type="date">
            <text:p>10/23/2022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04" calcext:value-type="date">
            <text:p>04/04/2022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0" calcext:value-type="date">
            <text:p>04/20/2022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27" office:value-type="date" office:date-value="2022-03-24" calcext:value-type="date">
            <text:p>03/24/2022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9" calcext:value-type="date">
            <text:p>04/29/2022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27" office:value-type="date" office:date-value="2022-07-26" calcext:value-type="date">
            <text:p>07/26/2022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09/13/2022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1-01" calcext:value-type="date">
            <text:p>01/01/2022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27" office:value-type="date" office:date-value="2022-06-17" calcext:value-type="date">
            <text:p>06/17/2022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27" office:value-type="date" office:date-value="2022-07-07" calcext:value-type="date">
            <text:p>07/07/2022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27" office:value-type="date" office:date-value="2022-08-06" calcext:value-type="date">
            <text:p>08/06/2022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1-19" calcext:value-type="date">
            <text:p>01/19/2022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7-26" calcext:value-type="date">
            <text:p>07/26/2022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6-21" calcext:value-type="date">
            <text:p>06/21/2022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09/13/2022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12-01" calcext:value-type="date">
            <text:p>12/01/2022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default-cell-style-name="ce22"/>
        <table:table-column table:style-name="co1" table:number-columns-repeated="7" table:default-cell-style-name="Default"/>
        <table:table-row table:style-name="ro2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01/06/2023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07/06/202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 table:number-rows-repeated="4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01/01/2023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02/01/2023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03/01/202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04/01/2023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05/01/2023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06/01/2023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07/01/2023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08/01/2023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09/01/2023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10/01/2023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11/01/2023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1-02" calcext:value-type="date">
            <text:p>01/02/2023</text:p>
          </table:table-cell>
          <table:table-cell office:value-type="float" office:value="0.31" calcext:value-type="float">
            <text:p>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2-02" calcext:value-type="date">
            <text:p>02/02/2023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3-02" calcext:value-type="date">
            <text:p>03/02/2023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4-02" calcext:value-type="date">
            <text:p>04/02/2023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office:value-type="date" office:date-value="2023-05-02" calcext:value-type="date">
            <text:p>05/02/2023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06/03/20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07/03/20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08/03/20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09/03/202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02/16/2023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02/26/202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02/25/202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03/29/2023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09/17/2023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08/26/2023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03/04/2023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04/06/2023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08/05/2023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06/22/2023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08/16/2023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09/24/2023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04/18/2023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04/24/2023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04/18/2023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04/25/2023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05/02/2023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07/06/202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08/28/2023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07/14/202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04/10/2023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05/04/202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 table:number-rows-repeated="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number-columns-repeated="7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01/10/2023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01/20/2023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04/18/2023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06/15/2023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09/17/2023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07/06/2023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07/14/2023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in kind income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table:style-name="Default"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, Jason, Elijah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5:.C80])" office:value-type="float" office:value="-1997.95" calcext:value-type="float">
            <text:p>-1997.9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14:31:05.8454292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14:29:41.937613363</dc:date>
    <meta:editing-duration>P3DT23H15M19S</meta:editing-duration>
    <meta:editing-cycles>555</meta:editing-cycles>
    <meta:generator>LibreOffice/7.5.7.1$Linux_X86_64 LibreOffice_project/50$Build-1</meta:generator>
    <meta:document-statistic meta:table-count="9" meta:cell-count="2027" meta:object-count="0"/>
  </office:meta>
</office:document-meta>
</file>